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20.00pt" fo:font-weight="bold" fo:font-family="Calibri" style:font-family-asian="Calibri" style:font-family-complex="Calibri" fo:background-color="transparent" style:use-window-font-color="true"/>
    </style:style>
    <style:style style:name="T3"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00.00%" fo:text-align="left"/>
    </style:style>
    <style:style style:name="P4" style:family="paragraph">
      <style:paragraph-properties fo:line-height="115.00%" fo:text-align="left" fo:margin-bottom="10.00pt"/>
    </style:style>
  </office:automatic-styles>
  <office:body>
    <office:text>
      <text:p text:style-name="P1"><text:span text:style-name="T1"/></text:p>
      <text:p text:style-name="P1"><text:span text:style-name="T2">DOCKER CONTAINERIZATION TOOL DOCUMENTATION</text:span><text:span text:style-name="T3"/></text:p>
      <text:p text:style-name="P1"><text:span text:style-name="T3"/></text:p>
      <text:p text:style-name="P1"><text:span text:style-name="T3">Virtualisation with Hypervisor</text:span><text:span text:style-name="T4">:</text:span><text:span text:style-name="T5"/></text:p>
      <text:p text:style-name="P1"><text:span text:style-name="T5">1) what is virtualisation process? Why do we use it?</text:span></text:p>
      <text:p text:style-name="P1"><text:span text:style-name="T5">Virtualisation is nothing but exposing or creating IT services using software and hardware resources on the physical server and make available to users and applications to multiple environments on the compute cloud or cloud environment.</text:span><text:span text:style-name="T6"/></text:p>
      <text:p text:style-name="P1"><text:span text:style-name="T6">WHAT IS HYPERVISOR? WHY DO WE USE IT? WHAT ARE THE TYPES OF HYPERVISOR?</text:span><text:span text:style-name="T7"/></text:p>
      <text:p text:style-name="P1"><text:span text:style-name="T7">1. Hypervisor is a software installed on top of the physical serveron and used to create VMs<text:s text:c="12"/>where we run workloads inside the VMs.</text:span></text:p>
      <text:p text:style-name="P2"><text:span text:style-name="T7">2.There are two types of hypervisors:</text:span></text:p>
      <text:p text:style-name="P2"><text:span text:style-name="T7"><text:s text:c="3"/>1. Hardware Hypervisor also known as Native or Bare-Metal Hypervisor</text:span></text:p>
      <text:p text:style-name="P2"><text:span text:style-name="T7"><text:s text:c="3"/>2. Software Hypervisor also known as Host OS Hypervisor.</text:span></text:p>
      <text:p text:style-name="P2"><text:span text:style-name="T7"><text:s text:c="3"/>3. Difference between two hypervisors:</text:span></text:p>
      <text:p text:style-name="P2"><text:span text:style-name="T7">1. Hardware hypervisor vitualise hardware resources and software hypervisor virtualise<text:s text:c="4"/>software like OS. The name itself defines the deifference b/w two hypervisors.</text:span></text:p>
      <text:p text:style-name="P2"><text:span text:style-name="T7">2. Hardware hypervisor is installed directly on the physical server whereas software<text:s text:c="2"/>hypervisor is installed on top the host operating system on the physical server</text:span></text:p>
      <text:p text:style-name="P2"><text:span text:style-name="T7">3. Hardware hypervisor has direct access to the hardware resources on the physical server<text:s text:c="2"/>and host OS.whereas in software hypervisor it make use of the host OS with the seperate guest os installed on VMs to communicate with the resources on the physical server.</text:span></text:p>
      <text:p text:style-name="P3"><text:span text:style-name="T7"><text:s/>4. There is a drawback with type2 hypervisor. If the host OS goes down with any issue the entire hypervisor,VM's goes down and the status of workloads will also be down.There is a risk of losing entire data on VM if OS crashes down. </text:span></text:p>
      <text:p text:style-name="P3"><text:span text:style-name="T7"/></text:p>
      <text:p text:style-name="P4"><text:span text:style-name="T8">Limitations of Hyperviosor:</text:span><text:span text:style-name="T9"/></text:p>
      <text:p text:style-name="P4"><text:span text:style-name="T9">1. Monitoring or provisioning VM is a time consuming process compared to containers.</text:span></text:p>
      <text:p text:style-name="P4"><text:span text:style-name="T9">2. Allocation of resources is not dynamic.</text:span></text:p>
      <text:p text:style-name="P4"><text:span text:style-name="T9">3. When resources are allocated to the VMs,major portion of the resource utilization is<text:s text:c="2"/>consumed by OS and the least portion which is left consumed by an application which makes application workflow process slow.</text:span></text:p>
      <text:p text:style-name="P4"><text:span text:style-name="T9">4. we can run no of Vms on the single piece of pyshical infrastructure but lesser number compared to containers.</text:span></text:p>
      <text:p text:style-name="P4"><text:span text:style-name="T9">5. On pysical server we install one OS and run multiple applications whereas in VMs we install different or same guest OS on every VM to run workloads for different purpose.</text:span></text:p>
      <text:p text:style-name="P4"><text:span text:style-name="T10">SETUP OR CREATE VM USING HYPERVISOR:</text:span><text:span text:style-name="T11"/></text:p>
      <text:p text:style-name="P4"><text:span text:style-name="T12">HOW DO WE CREATE A VM ON THE VIRTUAL VM BOX OR HYPERVISOR?</text:span><text:span text:style-name="T13"/></text:p>
      <text:p text:style-name="P4"><text:span text:style-name="T14">Note</text:span><text:span text:style-name="T15">: Here in the example I'm using type2 hypervisor and unbuntu OS with the version 22.04 LTS.Always prefer Ubuntu 18,20,22 LTS(Long Term Service) for production level services.Ubuntu with version 21 for testing purpose.</text:span></text:p>
      <text:p text:style-name="P4"><text:span text:style-name="T15">-&gt;&gt; Architecture: X86_64(amd64),arm64,armhf and s390x.</text:span></text:p>
      <text:p text:style-name="P4"><text:span text:style-name="T15">-&gt;&gt; We have multiple types of type2 hypervisor like VM Ware workstation, Oracle Solaris Zones,Oracle VM Server for x86,VMware Fusion etc. Here in the example I have taken Oracle VirtualBox.</text:span></text:p>
      <text:p text:style-name="P4"><text:span text:style-name="T15">-&gt;&gt; In Ubuntu OS we need to<text:s text:c="2"/>create an additional user and password to login VM whereas in other OS like redhat,federo etc., we need to create password<text:s text:c="2"/>for the root user. Not required of addtional user to be created.</text:span></text:p>
      <text:p text:style-name="P4"><text:span text:style-name="T15">1. Goto the browser and search for Oracle VM Box with version 7.0.6.It is type2 hypervisor which is installed on windows host OS on the physical server.</text:span></text:p>
      <text:p text:style-name="P4"><text:span text:style-name="T15">2. Once you click on the download link exe.file executes on your windows local system.Double click on the exe file of VM Box. Follow the instructions and perform installation process.</text:span></text:p>
      <text:p text:style-name="P4"><text:span text:style-name="T15">3. Once installation process has been completed,open VM box and start creating VMs with help of the type2 hypervisor Oracle VirtualBox.</text:span></text:p>
      <text:p text:style-name="P4"><text:span text:style-name="T15">4. Now goto browser and search for an OS to be installed on VM as Guest OS.Select Platform according to your base system requirements and Download latest version. Here in the expample I have taken Ubuntu 22.04 LTS.</text:span></text:p>
      <text:p text:style-name="P4"><text:span text:style-name="T15">5. Download ISO image file of Ubuntu 22.04 LTS on your windows local system.</text:span></text:p>
      <text:p text:style-name="P4"><text:span text:style-name="T15">6. Open VM Box, select machine then new to create VM on VM Box.Give machine name and select ISO file path where Ubuntu image is downloaded and click next.Configure your VM during installation process.</text:span></text:p>
      <text:p text:style-name="P4"><text:span text:style-name="T15">7. Once VM installed successfully reboot the system.First we need to login with user and password which we add during installation process then we switch to root user.</text:span></text:p>
      <text:p text:style-name="P4"><text:span text:style-name="T15">8. Once VM with Ubuntu OS is created.We install docker to create containers to run workloads inside the containers.</text:span></text:p>
      <text:p text:style-name="P4"><text:span text:style-name="T16">Docker:</text:span><text:span text:style-name="T17"/></text:p>
      <text:p text:style-name="P4"><text:span text:style-name="T18">WHAT IS DOCKER? WHY DO WE USE IT? WHAT ARE THE BENEFITS OF DOCKER?</text:span></text:p>
      <text:p text:style-name="P4"><text:span text:style-name="T18">Containerisation Tool:</text:span></text:p>
      <text:p text:style-name="P4"><text:span text:style-name="T19">1. Docker is one of the containerisation platform tools introduced in 2013 and written in go language which is an open-source freely available in the market.</text:span></text:p>
      <text:p text:style-name="P4"><text:span text:style-name="T19">2. Docker is a software installed on Vms to create containers to run workloads. </text:span></text:p>
      <text:p text:style-name="P4"><text:span text:style-name="T19">3. Docker is used to build,test,deploy an application faster on a single platform compared to other software developement traditional approach.</text:span></text:p>
      <text:p text:style-name="P4"><text:span text:style-name="T19">4. We need not install any seperate OS on docker as it makes use of kernel packages and system resources to run workloads insdie<text:s text:c="3"/>the container.</text:span></text:p>
      <text:p text:style-name="P4"><text:span text:style-name="T19">5. There is no burden of additional software installation process like guest OS which makes containers provide light-weight environment throughout the lifecycle.</text:span></text:p>
      <text:p text:style-name="P4"><text:span text:style-name="T19">6. It makes container portable which hepls us to migrate from one platform to another platform easily.</text:span></text:p>
      <text:p text:style-name="P4"><text:span text:style-name="T19">7. Container is a pre-installed box bundled with libraries,packages,dependencies,software code,app code etc. which are required to run OS and application on container and deploys application faster.</text:span></text:p>
      <text:p text:style-name="P4"><text:span text:style-name="T19">8. Docker is scalable,reliable and Portable due to its services.Docker provides security to your applications with an isolation layer on docker host machine. </text:span></text:p>
      <text:p text:style-name="P4"><text:span text:style-name="T20">WHAT IS KERNEL? WHAT ARE THE KERNEL PACKAGES AND USES?</text:span><text:span text:style-name="T21"/></text:p>
      <text:p text:style-name="P4"><text:span text:style-name="T21">1. Computers can only read binary language.They do not understand human readable launguage.The kernel in linux system acts as an interpreter between the user applicationor system. </text:span></text:p>
      <text:p text:style-name="P4"><text:span text:style-name="T21">2. The job of kernel is to convert the binary language into human readable language and viceversa.</text:span></text:p>
      <text:p text:style-name="P4"><text:span text:style-name="T21">3. Kernel packages are nothing but Namespaces and Cgroups(Contrl Groups).These are the existing features of linux OS since it is introduced.</text:span></text:p>
      <text:p text:style-name="P4"><text:span text:style-name="T21">4. The job of kernel packages is to communicate with system's hardware and resources like CPU,memory,storage.</text:span></text:p>
      <text:p text:style-name="P4"><text:span text:style-name="T21">5. It sits between applications and harware resources to make connection of all your application software to hardware to perform<text:s text:c="2"/>tasks.</text:span></text:p>
      <text:p text:style-name="P4"><text:span text:style-name="T21">6. Namespaces are used to create an isolation between the applications and containers running on the same host OS.Cgroups are used to manage resources like<text:s text:c="3"/>CPU,memory,storage allocated to applications.</text:span></text:p>
      <text:p text:style-name="P4"><text:span text:style-name="T21">7. Docker uses these kernel packages of linux system to communicate with hardware resources on the physical server.</text:span></text:p>
      <text:p text:style-name="P4"><text:span text:style-name="T21">8. Docker does not install any kernel packages.It makes use of kernel packages of linux system to create isloation between containers and resouce management.</text:span></text:p>
      <text:p text:style-name="P4"><text:span text:style-name="T22">PRE REQUISITE STEPS TO INSTALL DOCKER:</text:span><text:span text:style-name="T23"/></text:p>
      <text:p text:style-name="P4"><text:span text:style-name="T23">1. Make sure what kind of OS version we need for the linux system.</text:span></text:p>
      <text:p text:style-name="P4"><text:span text:style-name="T23">2. Achitecture which is required.</text:span></text:p>
      <text:p text:style-name="P4"><text:span text:style-name="T23">3. We need to delete the previous version of docker which is already installed before you install the new one.</text:span></text:p>
      <text:p text:style-name="P4"><text:span text:style-name="T23">4. Delete the folders like docker.io,/var/lib/docker,docker-ce,docker compose,docker-cli. </text:span></text:p>
      <text:p text:style-name="P4"><text:span text:style-name="T23">5. Uninstall docker packages and docker engine.</text:span></text:p>
      <text:p text:style-name="P4"><text:span text:style-name="T24">Docker Installation Process:</text:span><text:span text:style-name="T25"/></text:p>
      <text:p text:style-name="P4"><text:span text:style-name="T26">Installations Methods:</text:span><text:span text:style-name="T27"/></text:p>
      <text:p text:style-name="P4"><text:span text:style-name="T27">There are three types of installation methods:</text:span></text:p>
      <text:p text:style-name="P4"><text:span text:style-name="T27">1. Docker installation from apt docker repository which is also known as package manager.</text:span></text:p>
      <text:p text:style-name="P4"><text:span text:style-name="T27">2. Manual installation process using "DEB" packages.</text:span></text:p>
      <text:p text:style-name="P4"><text:span text:style-name="T27">3. Conventional Script.</text:span></text:p>
      <text:p text:style-name="P4"><text:span text:style-name="T28">STEP TO BE FOLLOWED BEFORE INSTALL DOCKER:</text:span><text:span text:style-name="T29"/></text:p>
      <text:p text:style-name="P4"><text:span text:style-name="T29">1. First we need to create Keyrings directory under /etc/apt/keyrings/docker.gpg/</text:span></text:p>
      <text:p text:style-name="P4"><text:span text:style-name="T29">2. We need to download GPG key under the specific directory.</text:span></text:p>
      <text:p text:style-name="P4"><text:span text:style-name="T29">3. Create the docker repository under /etc/apt/sources.list.d/docker.list</text:span></text:p>
      <text:p text:style-name="P4"><text:span text:style-name="T29">4. Download docker packages under the specified directiory. It is also known as package management.</text:span></text:p>
      <text:p text:style-name="P4"><text:span text:style-name="T30">Note</text:span><text:span text:style-name="T31">: All these steps are also available in the docker official websites.</text:span></text:p>
      <text:p text:style-name="P4"><text:span text:style-name="T32">DOCKER ENGINE STEUP:</text:span><text:span text:style-name="T33"/></text:p>
      <text:p text:style-name="P4"><text:span text:style-name="T33">-&gt; Goto official Docker website<text:s/></text:span><text:a xlink:href="https://docs.docker.com/engine/install/ubuntu/"><text:span text:style-name="T34">https://docs.docker.com/engine/install/ubuntu/</text:span></text:a><text:span text:style-name="T35"/></text:p>
      <text:p text:style-name="P4"><text:span text:style-name="T35">-&gt; Select the OS platforms like ubuntu,Federos,Redhat etc. according to the choice.</text:span></text:p>
      <text:p text:style-name="P4"><text:span text:style-name="T35">-&gt; Take the latest or recent previous version of OS according to your system requirement or client requirement.</text:span></text:p>
      <text:p text:style-name="P4"><text:span text:style-name="T35">-&gt; We can check required OS platforms on docker official website.</text:span></text:p>
      <text:p text:style-name="P4"><text:span text:style-name="T35">-&gt; Choose the method from the available methods on the website.</text:span></text:p>
      <text:p text:style-name="P4"><text:span text:style-name="T35">-&gt; First install the pre-requisites packages, then update the index package.Provide read permission to the docker public key.</text:span></text:p>
      <text:p text:style-name="P4"><text:span text:style-name="T35">-&gt; Update index package whenever you install register new entries or services on docker.</text:span></text:p>
      <text:p text:style-name="P4"><text:span text:style-name="T35">-&gt; Then install docker engine and other required docker packages.</text:span></text:p>
      <text:p text:style-name="P4"><text:span text:style-name="T35">-&gt; Docker engine is successfully installed now.Verify the installation of docker by using the command:$docker -v or docker --version.If docker is successfully installed will get the deatils of docker engine and version of docker.</text:span></text:p>
      <text:p text:style-name="P4"><text:span text:style-name="T35">-&gt; Start creating the docker containers with help of docker images from dockerhub registry and play around easily.</text:span></text:p>
      <text:p text:style-name="P4"><text:span text:style-name="T36">DOCKER CONTAINER:</text:span><text:span text:style-name="T37"/></text:p>
      <text:p text:style-name="P4"><text:span text:style-name="T37">1. What is a container? why do we use it? what are the advantages?</text:span></text:p>
      <text:p text:style-name="P4"><text:span text:style-name="T37">-&gt; Container is a pre-instlled box, packaged with libraries,services,dependencies,app code etc. which are required to run OS and application.</text:span></text:p>
      <text:p text:style-name="P4"><text:span text:style-name="T37">-&gt; Docker is a software which helps to build,test,deploy an application faster.</text:span></text:p>
      <text:p text:style-name="P4"><text:span text:style-name="T37">-&gt; A docker container is nothing but a software installed within the container along with application code,services and other dependencies to perform the deployment of an application faster.</text:span></text:p>
      <text:p text:style-name="P4"><text:span text:style-name="T37">-&gt; Developers can directly deploy an application on production environment using containers with minimal configurations.They no need to do it from scratch.</text:span></text:p>
      <text:p text:style-name="P4"><text:span text:style-name="T37">-&gt; In Docker need not to intsall seperate OS system and kernel packages.It will make use of harware resources and kernel packages of linux system to deliver its multiple functionalities.</text:span></text:p>
      <text:p text:style-name="P4"><text:span text:style-name="T37">-&gt; It makes docker get rid of additional burden of software installations like OS which makes containers provide light-weight environment through out the lifecycle.</text:span></text:p>
      <text:p text:style-name="P4"><text:span text:style-name="T37">-&gt; Docker seperates software or an application from the infrastructure dependency which makes container protable.We can move it from one platform to another platform irrespective of insfrastructure being used beneath.</text:span></text:p>
      <text:p text:style-name="P4"><text:span text:style-name="T37">-&gt; We can run any application written in any language on any docker environment as it is platform independent.</text:span></text:p>
      <text:p text:style-name="P4"><text:span text:style-name="T37">-&gt; Containers are independent from each other where multiple applications are running on the same docker host machine and runs as an isolated system on the docker host machine.</text:span></text:p>
      <text:p text:style-name="P4"><text:span text:style-name="T38">FEATURES OF DOCKER CONTAINER:</text:span><text:span text:style-name="T39"/></text:p>
      <text:p text:style-name="P4"><text:span text:style-name="T39">-&gt; There is dynamic allocation of resources.It is an automate process done by docker.</text:span></text:p>
      <text:p text:style-name="P4"><text:span text:style-name="T39">-&gt; Docker containers are scalable which means it automatically grows and shrinks according to the application requirements.</text:span></text:p>
      <text:p text:style-name="P4"><text:span text:style-name="T39">-&gt; It is moere securable due to the creation of isolation layer between the conatiners and applications running on the same docker host machine.</text:span></text:p>
      <text:p text:style-name="P4"><text:span text:style-name="T39">-&gt; Docker containers are portable due its light-weight environment nature.Easily moved from one platform to another platform.</text:span></text:p>
      <text:p text:style-name="P4"><text:span text:style-name="T39">-&gt; It is also reliable to perform ochestration instead of manual intervention to perform regular tasks.</text:span></text:p>
      <text:p text:style-name="P4"><text:span text:style-name="T40">DOCKER IMAGES:</text:span><text:span text:style-name="T41"/></text:p>
      <text:p text:style-name="P4"><text:span text:style-name="T42">what is an image? why do we use it? what are the types of images?</text:span><text:span text:style-name="T43"/></text:p>
      <text:p text:style-name="P4"><text:span text:style-name="T43">-&gt; Once docker engine is setup and ready to go.The next step is to download an image.</text:span></text:p>
      <text:p text:style-name="P4"><text:span text:style-name="T43">-&gt; An image is a configured OCI file with all the specifications required for OS and application deployment.</text:span></text:p>
      <text:p text:style-name="P4"><text:span text:style-name="T43">-&gt; An image is also known as repository and the place we store images is known as dockerhub or docker registery.</text:span></text:p>
      <text:p text:style-name="P4"><text:span text:style-name="T43">-&gt; We can register an account with dockerhub to store images.</text:span></text:p>
      <text:p text:style-name="P4"><text:span text:style-name="T43">-&gt; we have two types of images or repositories.Public and private repositories.</text:span></text:p>
      <text:p text:style-name="P4"><text:span text:style-name="T43">-&gt; Authentication and authorization is required to pull and push images from the private image repositories.</text:span></text:p>
      <text:p text:style-name="P4"><text:span text:style-name="T43">-&gt; We can download an image from public repository without any authentication because it is an open source and freely available on the public cloud but we cannot push an image to the public image repository without authentication.</text:span></text:p>
      <text:p text:style-name="P4"><text:span text:style-name="T43">-&gt; Images can be shared across multiple containers for configuring containers with same specifications.</text:span></text:p>
      <text:p text:style-name="P4"><text:span text:style-name="T43">-&gt; We can also build our own images and customise an image with the specific requirements according to the client. Then push it to the public repository with an authentication.</text:span></text:p>
      <text:p text:style-name="P4"><text:span text:style-name="T44">WHAT KIND OF AN IMAGE NEEDS TO BE PREFERRED WHILE CHOOOSING AN IMAGE FROM THE DOCKERHUB:</text:span><text:span text:style-name="T45"/></text:p>
      <text:p text:style-name="P4"><text:span text:style-name="T45">-&gt; Three things to be prioritized before choosing as image on the dockerhub registery.It is always recomended to choose an official image which is known as a certified imaged.</text:span></text:p>
      <text:p text:style-name="P4"><text:span text:style-name="T45">-&gt; Second option needs to be verified publisher.It is an image verified and published by docker community.</text:span></text:p>
      <text:p text:style-name="P4"><text:span text:style-name="T45">-&gt; Third priority should be sponsered OSS(open source software).This has to be least priority.</text:span></text:p>
      <text:p text:style-name="P4"><text:span text:style-name="T46">INFORMATION ABOUT IMAGES LAYERS:</text:span><text:span text:style-name="T47"/></text:p>
      <text:p text:style-name="P4"><text:span text:style-name="T47">-&gt; An image is compressed with multiple layers which are converted as folders and stored in the overlay2 storage driver. These layers are visible while downloading an image.</text:span></text:p>
      <text:p text:style-name="P4"><text:span text:style-name="T47">-&gt; These layers are nothing but required services,packages and denpendencies that we configure while building an image. </text:span></text:p>
      <text:p text:style-name="P4"><text:span text:style-name="T47">-&gt; We can see the layers and size of an image using the command $docker image history followedny image name and tag.</text:span></text:p>
      <text:p text:style-name="P4"><text:span text:style-name="T47">-&gt; &lt;missing&gt; layers are only availble with the system where it is created.These layers are not available on the everyone's system.</text:span></text:p>
      <text:p text:style-name="P4"><text:span text:style-name="T47">-&gt; We cannot predict an actual size of an image due to the existing layers of an image which are already downloaded and shared with other images.</text:span></text:p>
      <text:p text:style-name="P4"><text:span text:style-name="T47">-&gt; Images are read only layers that we cannot modify the data of an image.If we want to customize an image along with the existing data we can do it on containers.</text:span></text:p>
      <text:p text:style-name="P4"><text:span text:style-name="T47">-&gt; Because conatiners are read-write layers where you can modify or add addtional configurations to the data but we cannot modify an image data.</text:span></text:p>
      <text:p text:style-name="P4"><text:span text:style-name="T47">-&gt; Third party providers like JFROG,AWS ECR,GITLAB REPOSITORY,AZURE CONTAINER REGISTRY,GOOGLE CONTAINER REGISTRY many more as well to store images as repositories.</text:span></text:p>
      <text:p text:style-name="P4"><text:span text:style-name="T47">-&gt; Use commands #Docker images(list of images),#Docker image history &lt;imagenamne:tag&gt;(deatils of an image),#Docker image build -t &lt;imagename:tag&gt;(to build an image),#Docker pull &lt;imagename&gt;(pull an image from dockerhub).</text:span></text:p>
      <text:p text:style-name="P4"><text:span text:style-name="T48">DOCKER CONTAINER CREATION:</text:span><text:span text:style-name="T49"/></text:p>
      <text:p text:style-name="P4"><text:span text:style-name="T50">HOW TO CREATE A CONTAINER USING DOCKER IMAGE?</text:span><text:span text:style-name="T51"/></text:p>
      <text:p text:style-name="P4"><text:span text:style-name="T51">-&gt; First we need to download an image to create a container out of it.</text:span></text:p>
      <text:p text:style-name="P4"><text:span text:style-name="T51">-&gt; Please choose recommended approach before you select an image. Always good to prefer an offical image which is officially certified.</text:span></text:p>
      <text:p text:style-name="P4"><text:span text:style-name="T51">-&gt; Download an image from the dockerhub using command $Dcoker pull &lt;imagename:tag&gt;.</text:span></text:p>
      <text:p text:style-name="P4"><text:span text:style-name="T51">-&gt; Verify if image is downloaded using the command $Docker images.</text:span></text:p>
      <text:p text:style-name="P4"><text:span text:style-name="T51">-&gt; Create a container using the image with the command $Docker container -d --name &lt;containername&gt; &lt;imagename:tag&gt;</text:span></text:p>
      <text:p text:style-name="P4"><text:span text:style-name="T51">-&gt; Check list of containers using command $Docker conatiner ps -a or $docker ps -a to check if container is created.</text:span></text:p>
      <text:p text:style-name="P4"><text:span text:style-name="T52">RESTART POLICIES OF DOCKER CONTAINER:</text:span></text:p>
      <text:p text:style-name="P4"><text:span text:style-name="T52">Why do we use restart policies?</text:span><text:span text:style-name="T53"/></text:p>
      <text:p text:style-name="P4"><text:span text:style-name="T53">Restart policies are used to set some particular rules to a container. These policies are to be followed by containers to make sure application to be in running status. </text:span></text:p>
      <text:p text:style-name="P4"><text:span text:style-name="T54">For Example</text:span><text:span text:style-name="T55">: An administrator manages all the containers on the VM's. Whenever he shutdowns VM, all the containers on VM will be exited and the applications will be in down status. When he runs hypervisor like baremetal,vmware or any cloud, all the containers on the VM have to be uphand running otherwise the applications running inside the VM's will be in down status. An administrator has to start all the containers manually using start command. This is the complex task and time consuming for an administrator. To simplify this particular task we use restart policies of container on docker.</text:span></text:p>
      <text:p text:style-name="P4"><text:span text:style-name="T55">1. There are four types of restart polices of a docker container.</text:span></text:p>
      <text:p text:style-name="P4"><text:span text:style-name="T55"><text:s text:c="5"/>1. --restart no(never)</text:span></text:p>
      <text:p text:style-name="P4"><text:span text:style-name="T55"><text:s text:c="5"/>2. --restart Always</text:span></text:p>
      <text:p text:style-name="P4"><text:span text:style-name="T55"><text:s text:c="5"/>3. --On-Failure</text:span></text:p>
      <text:p text:style-name="P4"><text:span text:style-name="T55"><text:s text:c="5"/>4. --Unless stop</text:span></text:p>
      <text:p text:style-name="P4"><text:span text:style-name="T56">1. Restart no(never):<text:s/></text:span><text:span text:style-name="T57">This is a default policy that enables to a container by docker without using --restart no option while creating a container.</text:span></text:p>
      <text:p text:style-name="P4"><text:span text:style-name="T57">--&gt; It never performs restart of a container with this default policy by docker engine.</text:span></text:p>
      <text:p text:style-name="P4"><text:span text:style-name="T57">--&gt; Irrespective of exited code &gt;=0, container never gets restarted if you restart docker daemon. This is the default feature enable by docker. We have to start cotainers manually using start command.</text:span></text:p>
      <text:p text:style-name="P4"><text:span text:style-name="T57">--&gt; We can check the exit status with two commands: $Docker container ps -a or $Docker ps. and $Dcoker container inspect &lt;containername&gt;.</text:span></text:p>
      <text:p text:style-name="P4"><text:span text:style-name="T58">2. Restart Always:<text:s/></text:span><text:span text:style-name="T59">If this policy is assigned to a container, container always gets restart whenever we restart docker daemon. </text:span></text:p>
      <text:p text:style-name="P4"><text:span text:style-name="T59">--&gt; Containers exited with any code, it always performs restart of a container. Does not perform any restart if container is stopped manually. We need to start the container manually using start command.</text:span></text:p>
      <text:p text:style-name="P4"><text:span text:style-name="T59">--&gt; Whenever we stop container manually this policy never tries to restart a container even if you<text:s text:c="2"/>restart docker daemon. Again we have to start the container using start command.</text:span></text:p>
      <text:p text:style-name="P4"><text:span text:style-name="T60">3. On-Failure: --restart on-failure:max retries:<text:s/></text:span><text:span text:style-name="T61">This policy is used to restart the containers upon failure of exiting container successfully with code 0.</text:span></text:p>
      <text:p text:style-name="P4"><text:span text:style-name="T61">--&gt; The containers which are exited with the code&gt;0 are considered as not succesfully exited with code 0. Which means that containers are exited with some failure codes.</text:span></text:p>
      <text:p text:style-name="P4"><text:span text:style-name="T61">--&gt; If the exit code of a container is &gt;0, it means that containers are exited due to some failures. This policy is when it exactly performs restart of a container.</text:span></text:p>
      <text:p text:style-name="P4"><text:span text:style-name="T61">--&gt; If the exit code of a container is 0 or we stop container manually it does not perform any restart by docker daemon.</text:span></text:p>
      <text:p text:style-name="P4"><text:span text:style-name="T61">--&gt;This restart policy have got an option to perform max tries to restart a container.</text:span></text:p>
      <text:p text:style-name="P4"><text:span text:style-name="T62">4. Unless-Stopped:<text:s/></text:span><text:span text:style-name="T63">This policy never tries to restart a container exited with code 0 or we stopped it manually. </text:span></text:p>
      <text:p text:style-name="P4"><text:span text:style-name="T63">--&gt; If the exited code is &gt;0 only when it tries to restart a container when you restart docker daemon.</text:span></text:p>
      <text:p text:style-name="P4"><text:span text:style-name="T64">HOW TO PERFORM SSH CONNECTION BETWEEN VM AND LOCAL SYSTEM:<text:s/></text:span><text:span text:style-name="T65">One of the reasons we prefer to use SSH connection is When we create VM on the hypervisor, The interface of VM is not user-friendly to copy commands that's when we access VM from windows local system through SSH connection.</text:span></text:p>
      <text:p text:style-name="P4"><text:span text:style-name="T65">--&gt; We can access VM from local system through NAT(Network Address Translation) by port forwarding.</text:span></text:p>
      <text:p text:style-name="P4"><text:span text:style-name="T65">--&gt; VMs are already configured with SSH connection during installation process. We configure host Port and guest port on networks to connect from local syatem.</text:span></text:p>
      <text:p text:style-name="P4"><text:span text:style-name="T65">--&gt; Host port is the port assigned to the windows local system and guest is assinged to VM to establish connection between local system and VM.</text:span></text:p>
      <text:p text:style-name="P4"><text:span text:style-name="T65">--&gt; Any packet triggered on the local system port is redirected to guest port on VM to make the connection possible.</text:span></text:p>
      <text:p text:style-name="P4"><text:span text:style-name="T65">--&gt; We can connect VM through SSH connection from the local system by using command $ SSH -p&lt;hostport&gt; &lt;username of VM&gt;@&lt;IPaddress of VM&gt;.</text:span></text:p>
      <text:p text:style-name="P4"><text:span text:style-name="T65">--&gt; We can be able to login VM through windows local system from command prompt or other mediums like mobaxterm, putty etc.</text:span></text:p>
      <text:p text:style-name="P4"><text:span text:style-name="T66">HOW TO ACCESS VM FROM LOCAL WINDOWS SYTEM WITHOUT ANY PORT FORWARDING:</text:span><text:span text:style-name="T67"/></text:p>
      <text:p text:style-name="P4"><text:span text:style-name="T67">--&gt; configure networks on Virtual Box from NAT to bridge adaptor. Then goto advance under which choose promiscuous mode and select an option called allow all.</text:span></text:p>
      <text:p text:style-name="P4"><text:span text:style-name="T67">--&gt; It means that any network packet arrived can be read by adaptor on the host system. Which means that<text:s text:c="2"/>any<text:s text:c="2"/>network request from local system can be read by bridge network to access VM without any port forwarding.</text:span></text:p>
      <text:p text:style-name="P4"><text:span text:style-name="T67">--&gt; When network is connected to bridge adapter then the router shared by local system is also shared by VM. which means that VM and local system are connected to the same router and shares same network.</text:span></text:p>
      <text:p text:style-name="P4"><text:span text:style-name="T67">--&gt; When we install docker engine on VM, Docker host machine shares an Ip address from the same network series of<text:s text:c="2"/>local system because they are connected to the same router through bridge network.</text:span></text:p>
      <text:p text:style-name="P4"><text:span text:style-name="T67">--&gt; The default docker 0 interface network is also enabled on the docker host machine when install docker engine which is 172.17.0.1/16. </text:span></text:p>
      <text:p text:style-name="P4"><text:span text:style-name="T67">--&gt; When we create a container the deault docker 0 interface network series enables IP address to the container.</text:span></text:p>
      <text:p text:style-name="P4"><text:span text:style-name="T67">--&gt;Use command SSH &lt;username of VM&gt;@&lt;IP address of VM&gt; shared from the local system router to login VM using bridge adapter network.</text:span></text:p>
      <text:p text:style-name="P4"><text:span text:style-name="T68">HOW TO ENABLE STATIC IP ADDRESS TO DOCKER HOST MACHINE:<text:s/></text:span><text:span text:style-name="T69">whenever we restart docker or reboot node we get dynamic ip address from the router.<text:s text:c="2"/></text:span><text:span text:style-name="T70"/></text:p>
      <text:p text:style-name="P4"><text:span text:style-name="T70">HOW TO ACCESS APLICATIONS FROM THE BROWSER:<text:s/></text:span><text:span text:style-name="T71">By default docker runs through non-network UNIX socket:/var/run/docker.sock.which means that docker cli and docker daemon needs to be installed on the same host server. Then only both docker cli and daemon are able to comunicate with each other within the unix socket file.</text:span></text:p>
      <text:p text:style-name="P4"><text:span text:style-name="T71">--&gt; They are not able to communicate If docker CLI and docker daemon are installed on different host servers. To establish connection between them which are runing on different servers we use options like SSH or TLS(HTTPS).</text:span></text:p>
      <text:p text:style-name="P4"><text:span text:style-name="T71">--&gt; By default, Containers gets an IP address from docker 0 interface networks series 172.17.0.0/16 which is the default program designed by docker. </text:span></text:p>
      <text:p text:style-name="P4"><text:span text:style-name="T71">--&gt; Container is able to communicate within the host machine by using curl command along with an IP address assigned by default. </text:span></text:p>
      <text:p text:style-name="P4"><text:span text:style-name="T71">--&gt; It is restricted to communicate to the browser or internet because the IP addresses shared by caontainers are private Ip address.</text:span></text:p>
      <text:p text:style-name="P4"><text:span text:style-name="T71">--&gt; To access application running inside the container on docker host machine from the browser we have an option called port forwarding.</text:span></text:p>
      <text:p text:style-name="P4"><text:span text:style-name="T71">--&gt; We can enable port forwarding while creating the container. By default containers listen to the port 80. Bind the host port to the container port while enabling port forwarding while creating the<text:s text:c="2"/>container.</text:span></text:p>
      <text:p text:style-name="P4"><text:span text:style-name="T71">--&gt; Whenever a packet sent to host port, it redirects the packet to the container port to access application inside the container.</text:span></text:p>
      <text:p text:style-name="P4"><text:span text:style-name="T71">--&gt; To access application from the browser use docker host IP address along with host port. For Example: 192.168.1.54:8080.</text:span></text:p>
      <text:p text:style-name="P4"><text:span text:style-name="T71">--&gt; Host machine should not use same port number for multiple containers. Otherwise it throws an error.</text:span></text:p>
      <text:p text:style-name="P4"><text:span text:style-name="T72">DOCKER NETWORK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